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ne_postgres" table:style-name="ta1">
        <table:shapes>
          <draw:frame draw:z-index="0" draw:style-name="gr1" draw:text-style-name="P1" svg:width="6.2969in" svg:height="3.5449in" svg:x="0.2165in" svg:y="2.9909in">
            <draw:object draw:notify-on-update-of-ranges="dane_postgres.A1:dane_postgres.A1 dane_postgres.A2:dane_postgres.A11 dane_postgres.B1:dane_postgres.B1 dane_postgres.B2:dane_postgres.B11 dane_postgres.C1:dane_postgres.C1 dane_postgres.C2:dane_postgres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iczba procesów</text:p>
          </table:table-cell>
          <table:table-cell office:value-type="string" calcext:value-type="string">
            <text:p>reklamy wysłane na czas</text:p>
          </table:table-cell>
          <table:table-cell office:value-type="string" calcext:value-type="string">
            <text:p>reklamy opóźni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2" calcext:value-type="float">
            <text:p>6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6" calcext:value-type="float">
            <text:p>84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76" calcext:value-type="float">
            <text:p>117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18" calcext:value-type="float">
            <text:p>141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78" calcext:value-type="float">
            <text:p>167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87" calcext:value-type="float">
            <text:p>1887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30" calcext:value-type="float">
            <text:p>2030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6" calcext:value-type="float">
            <text:p>1876</text:p>
          </table:table-cell>
          <table:table-cell office:value-type="float" office:value="1941" calcext:value-type="float">
            <text:p>19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17T22:05:50.794884946</dc:date>
    <meta:editing-duration>PT55M57S</meta:editing-duration>
    <meta:editing-cycles>1</meta:editing-cycles>
    <meta:document-statistic meta:table-count="1" meta:cell-count="33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line" chart:style-name="ch1">
        <chart:title svg:x="7.027cm" svg:y="0.316cm" chart:style-name="ch2">
          <text:p>Postgres</text:p>
        </chart:title>
        <chart:legend chart:legend-position="end" svg:x="10.762cm" svg:y="3.954cm" style:legend-expansion="high" chart:style-name="ch3"/>
        <chart:plot-area chart:style-name="ch4" table:cell-range-address="dane_postgres.A1:dane_postgres.C11" chart:data-source-has-labels="both" svg:x="0.319cm" svg:y="1.275cm" svg:width="10.124cm" svg:height="6.569cm">
          <chartooo:coordinate-region svg:x="1.311cm" svg:y="1.474cm" svg:width="8.945cm" svg:height="5.723cm"/>
          <chart:axis chart:dimension="x" chart:name="primary-x" chart:style-name="ch5" chartooo:axis-type="auto">
            <chartooo:date-scale/>
            <chart:title svg:x="4.16cm" svg:y="8.024cm" chart:style-name="ch6">
              <text:p>liczba procesów</text:p>
            </chart:title>
            <chart:categories table:cell-range-address="dane_postgres.A2:dane_postgres.A1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dane_postgres.B2:dane_postgres.B11" chart:label-cell-address="dane_postgres.B1:dane_postgres.B1" chart:class="chart:line">
            <chart:data-point chart:repeated="10"/>
          </chart:series>
          <chart:series chart:style-name="ch9" chart:values-cell-range-address="dane_postgres.C2:dane_postgres.C11" chart:label-cell-address="dane_postgres.C1:dane_postgres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klamy wysłane na czas</text:p>
                <draw:g>
                  <svg:desc>dane_postgres.B1:dane_postgres.B1</svg:desc>
                </draw:g>
              </table:table-cell>
              <table:table-cell office:value-type="string">
                <text:p>reklamy opóźnione</text:p>
                <draw:g>
                  <svg:desc>dane_postgres.C1:dane_postgres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ane_postgres.A2:dane_postgres.A11</svg:desc>
                </draw:g>
              </table:table-cell>
              <table:table-cell office:value-type="float" office:value="195">
                <text:p>195</text:p>
                <draw:g>
                  <svg:desc>dane_postgres.B2:dane_postgres.B11</svg:desc>
                </draw:g>
              </table:table-cell>
              <table:table-cell office:value-type="float" office:value="0">
                <text:p>0</text:p>
                <draw:g>
                  <svg:desc>dane_postgres.C2:dane_postgres.C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22">
                <text:p>6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46">
                <text:p>8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76">
                <text:p>117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18">
                <text:p>141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78">
                <text:p>167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87">
                <text:p>188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030">
                <text:p>2030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76">
                <text:p>1876</text:p>
              </table:table-cell>
              <table:table-cell office:value-type="float" office:value="1941">
                <text:p>19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